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9.616cm"/>
    </style:style>
    <style:style style:name="co7" style:family="table-column">
      <style:table-column-properties fo:break-before="auto" style:column-width="10.2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formula="of:=SUM([.E8:.E34])" office:value-type="currency" office:currency="EUR" office:value="132.04" calcext:value-type="currency">
            <text:p>132,04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rol Board; ESP3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3.99" calcext:value-type="currency">
            <text:p>13,99 €</text:p>
          </table:table-cell>
          <table:table-cell table:formula="of:=[.D8]*[.C8]" office:value-type="currency" office:currency="EUR" office:value="27.98" calcext:value-type="currency">
            <text:p>27,98 €</text:p>
          </table:table-cell>
          <table:table-cell office:value-type="string" calcext:value-type="string">
            <text:p><text:a xlink:href="https://www.amazon.de/gp/product/B0CYSMFB49" xlink:type="simple">https://www.amazon.de/gp/product/B0CYSMFB49</text:a></text:p>
          </table:table-cell>
          <table:table-cell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Waterpump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9.59" calcext:value-type="currency">
            <text:p>9,59 €</text:p>
          </table:table-cell>
          <table:table-cell table:formula="of:=[.D9]*[.C9]" office:value-type="currency" office:currency="EUR" office:value="19.18" calcext:value-type="currency">
            <text:p>19,18 €</text:p>
          </table:table-cell>
          <table:table-cell office:value-type="string" calcext:value-type="string">
            <text:p><text:a xlink:href="https://www.amazon.de/gp/product/B097PGDZTD" xlink:type="simple">https://www.amazon.de/gp/product/B097PGDZTD</text:a>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Hose Connector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29" calcext:value-type="currency">
            <text:p>6,29 €</text:p>
          </table:table-cell>
          <table:table-cell table:formula="of:=[.D10]*[.C10]" office:value-type="currency" office:currency="EUR" office:value="6.29" calcext:value-type="currency">
            <text:p>6,29 €</text:p>
          </table:table-cell>
          <table:table-cell office:value-type="string" calcext:value-type="string">
            <text:p><text:a xlink:href="https://www.amazon.de/dp/B0B5GB4KLH" xlink:type="simple">https://www.amazon.de/dp/B0B5GB4KLH</text:a>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Spacer for Hos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*[.C11]" office:value-type="currency" office:currency="EUR" office:value="0" calcext:value-type="currency">
            <text:p>0,00 €</text:p>
          </table:table-cell>
          <table:table-cell office:value-type="string" calcext:value-type="string">
            <text:p>Hydroponic spacer.step</text:p>
          </table:table-cell>
          <table:table-cell office:value-type="string" calcext:value-type="string">
            <text:p>3D printed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Lid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12]*[.C12]" office:value-type="currency" office:currency="EUR" office:value="0" calcext:value-type="currency">
            <text:p>0,00 €</text:p>
          </table:table-cell>
          <table:table-cell office:value-type="string" calcext:value-type="string">
            <text:p>Hydroponic lid.step</text:p>
          </table:table-cell>
          <table:table-cell office:value-type="string" calcext:value-type="string">
            <text:p><text:span text:style-name="T1">3D printed; </text:span>for unused plant container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Hydroponic Adapt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3]*[.C13]" office:value-type="currency" office:currency="EUR" office:value="0" calcext:value-type="currency">
            <text:p>0,00 €</text:p>
          </table:table-cell>
          <table:table-cell office:value-type="string" calcext:value-type="string">
            <text:p>Hydroponic adapter.step</text:p>
          </table:table-cell>
          <table:table-cell office:value-type="string" calcext:value-type="string">
            <text:p>3D printed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Hydroponic S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9.95" calcext:value-type="currency">
            <text:p>39,95 €</text:p>
          </table:table-cell>
          <table:table-cell table:formula="of:=[.D14]*[.C14]" office:value-type="currency" office:currency="EUR" office:value="39.95" calcext:value-type="currency">
            <text:p>39,95 €</text:p>
          </table:table-cell>
          <table:table-cell office:value-type="string" calcext:value-type="string">
            <text:p><text:a xlink:href="https://www.amazon.de/gp/product/B07YB2NB7P" xlink:type="simple">https://www.amazon.de/gp/product/B07YB2NB7P</text:a>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Watercanister, 20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1" calcext:value-type="currency">
            <text:p>12,10 €</text:p>
          </table:table-cell>
          <table:table-cell table:formula="of:=[.D15]*[.C15]" office:value-type="currency" office:currency="EUR" office:value="12.1" calcext:value-type="currency">
            <text:p>12,10 €</text:p>
          </table:table-cell>
          <table:table-cell office:value-type="string" calcext:value-type="string">
            <text:p><text:a xlink:href="https://www.amazon.de/gp/product/B01IGF7MY2" xlink:type="simple">https://www.amazon.de/gp/product/B01IGF7MY2</text:a>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Silicon hos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4.39" calcext:value-type="currency">
            <text:p>4,39 €</text:p>
          </table:table-cell>
          <table:table-cell table:formula="of:=[.D16]*[.C16]" office:value-type="currency" office:currency="EUR" office:value="13.17" calcext:value-type="currency">
            <text:p>13,17 €</text:p>
          </table:table-cell>
          <table:table-cell office:value-type="string" calcext:value-type="string">
            <text:p><text:a xlink:href="https://www.amazon.de/gp/product/B09R8X417G" xlink:type="simple">https://www.amazon.de/gp/product/B09R8X417G</text:a>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able Tie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17]*[.C17]" office:value-type="currency" office:currency="EUR" office:value="0.6" calcext:value-type="currency">
            <text:p>0,60 €</text:p>
          </table:table-cell>
          <table:table-cell table:number-columns-repeated="2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Screw M3*3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8]*[.C1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Ruthex Gewindeeinsatz, M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D19]*[.C19]" office:value-type="currency" office:currency="EUR" office:value="0.18" calcext:value-type="currency">
            <text:p>0,18 €</text:p>
          </table:table-cell>
          <table:table-cell office:value-type="string" calcext:value-type="string">
            <text:p><text:a xlink:href="https://www.amazon.de/gp/product/B08BCRZZS3" xlink:type="simple">https://www.amazon.de/gp/product/B08BCRZZS3</text:a>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Temp Sensor, DS18B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6" calcext:value-type="currency">
            <text:p>3,60 €</text:p>
          </table:table-cell>
          <table:table-cell table:formula="of:=[.D20]*[.C20]" office:value-type="currency" office:currency="EUR" office:value="3.6" calcext:value-type="currency">
            <text:p>3,60 €</text:p>
          </table:table-cell>
          <table:table-cell office:value-type="string" calcext:value-type="string">
            <text:p><text:a xlink:href="https://www.amazon.de/AZDelivery-digitaler-Temperatursensor-Temperaturfühler-wasserdicht/dp/B07KNQJ3D7" xlink:type="simple">https://www.amazon.de/AZDelivery-digitaler-Temperatursensor-Temperaturf%C3%BChler-wasserdicht/dp/B07KNQJ3D7</text:a>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Power Supply, 12V 2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99" calcext:value-type="currency">
            <text:p>8,99 €</text:p>
          </table:table-cell>
          <table:table-cell table:formula="of:=[.D21]*[.C21]" office:value-type="currency" office:currency="EUR" office:value="8.99" calcext:value-type="currency">
            <text:p>8,99 €</text:p>
          </table:table-cell>
          <table:table-cell office:value-type="string" calcext:value-type="string">
            <text:p><text:a xlink:href="https://www.amazon.de/Netzteil-Elektroauto-Externe-Festplatte-Keyboard-Schwarz/dp/B0CX5CBVN1" xlink:type="simple">https://www.amazon.de/Netzteil-Elektroauto-Externe-Festplatte-Keyboard-Schwarz/dp/B0CX5CBVN1</text:a>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ase for Control and Pump; botto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droponic watertank bottom.step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ase for Control and Pump; t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9:26:00.735000000</meta:creation-date>
    <meta:generator>LibreOffice/7.6.2.1$Windows_X86_64 LibreOffice_project/56f7684011345957bbf33a7ee678afaf4d2ba333</meta:generator>
    <dc:date>2024-10-01T19:46:16.296000000</dc:date>
    <meta:editing-duration>PT20M13S</meta:editing-duration>
    <meta:editing-cycles>4</meta:editing-cycles>
    <meta:document-statistic meta:table-count="1" meta:cell-count="96" meta:object-count="0"/>
  </office:meta>
</office:document-meta>
</file>